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uffer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ufferInputStream.read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uffer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InputStream.DataBufferInputStream( DataBuffer dataBuffer , boolean releaseOnC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Buffer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ufferInputStream.mark( int r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BufferInputStream.check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BufferInput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